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90000015599B8217467C5D4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88cm" fo:min-width="0cm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vertical-align="middle" draw:auto-grow-height="false" fo:min-height="1.118cm" fo:min-width="0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5.254cm" svg:x="0.011cm" svg:y="0.053cm">
          <draw:image xlink:href="Pictures/10000201000005790000015599B8217467C5D406.png" xlink:type="simple" xlink:show="embed" xlink:actuate="onLoad">
            <text:p/>
          </draw:image>
        </draw:frame>
        <draw:custom-shape draw:style-name="gr2" draw:text-style-name="P2" draw:layer="layout" svg:width="0.2cm" svg:height="0.5cm" svg:x="3.35cm" svg:y="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2cm" svg:height="0.5cm" svg:x="4.55cm" svg:y="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2cm" svg:height="0.5cm" svg:x="1.8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2cm" svg:height="0.5cm" draw:transform="rotate (-2.24257355588751) translate (12.851cm 4.0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25cm" svg:height="1.5cm" draw:transform="rotate (-1.5697491292437) translate (11.65cm 2.6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0.739cm" svg:height="0.725cm" svg:x="1.55cm" svg:y="2.25cm">
          <draw:text-box>
            <text:p><text:span text:style-name="T1">a</text:span></text:p>
          </draw:text-box>
        </draw:frame>
        <draw:frame draw:style-name="gr4" draw:text-style-name="P4" draw:layer="layout" svg:width="0.76cm" svg:height="0.725cm" svg:x="3.1cm" svg:y="1.75cm">
          <draw:text-box>
            <text:p><text:span text:style-name="T1">b</text:span></text:p>
          </draw:text-box>
        </draw:frame>
        <draw:frame draw:style-name="gr4" draw:text-style-name="P4" draw:layer="layout" svg:width="0.76cm" svg:height="0.725cm" svg:x="4.277cm" svg:y="1.751cm">
          <draw:text-box>
            <text:p><text:span text:style-name="T1">b</text:span></text:p>
          </draw:text-box>
        </draw:frame>
        <draw:frame draw:style-name="gr4" draw:text-style-name="P4" draw:layer="layout" svg:width="0.739cm" svg:height="0.725cm" svg:x="10.5cm" svg:y="1.975cm">
          <draw:text-box>
            <text:p><text:span text:style-name="T1">c</text:span></text:p>
          </draw:text-box>
        </draw:frame>
        <draw:frame draw:style-name="gr4" draw:text-style-name="P4" draw:layer="layout" svg:width="0.76cm" svg:height="0.725cm" svg:x="12.601cm" svg:y="3.876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1T09:47:05.086629133</meta:creation-date>
    <dc:date>2020-12-21T10:01:13.254603457</dc:date>
    <meta:editing-duration>PT14M7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